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Tahoma, Arial, 'Trebuchet MS', sans-serif, Georgia, Courier, 'Times New Roman', serif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23715f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1ea24b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cc094" officeooo:paragraph-rsid="001cc094" style:font-size-asian="12pt" style:font-size-complex="12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2f70" officeooo:paragraph-rsid="001f2f70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2f70" officeooo:paragraph-rsid="001f3d0f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3d0f" officeooo:paragraph-rsid="001f3d0f" style:font-size-asian="12pt" style:font-size-complex="12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6114" officeooo:paragraph-rsid="001f6114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6114" officeooo:paragraph-rsid="002ac4a5" style:font-size-asian="12pt" style:font-size-complex="12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cf6f" officeooo:paragraph-rsid="001fcf6f" style:font-size-asian="12pt" style:font-size-complex="12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cf6f" officeooo:paragraph-rsid="0021442f" style:font-size-asian="12pt" style:font-size-complex="12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1841f" officeooo:paragraph-rsid="0021841f" style:font-size-asian="12pt" style:font-size-complex="12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1841f" officeooo:paragraph-rsid="0023715f" style:font-size-asian="12pt" style:font-size-complex="12p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3715f" officeooo:paragraph-rsid="0023715f" style:font-size-asian="12pt" style:font-size-complex="12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3715f" officeooo:paragraph-rsid="00247abe" style:font-size-asian="12pt" style:font-size-complex="12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47abe" officeooo:paragraph-rsid="00247abe" style:font-size-asian="12pt" style:font-size-complex="12pt"/>
    </style:style>
    <style:style style:name="P17" style:family="paragraph" style:parent-style-name="Standard">
      <style:paragraph-properties style:line-height-at-least="0.503cm"/>
      <style:text-properties fo:font-variant="normal" fo:text-transform="none" fo:color="#222222" loext:opacity="100%" style:font-name="Verdana" fo:font-size="12pt" fo:letter-spacing="normal" fo:font-style="normal" fo:font-weight="normal" officeooo:rsid="0026b8b8" officeooo:paragraph-rsid="0026b8b8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2b2884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3282d" loext:opacity="100%" style:font-name="Menlo" fo:font-size="10.5pt" fo:letter-spacing="normal" fo:font-style="normal" fo:font-weight="normal" officeooo:paragraph-rsid="002ba62a"/>
    </style:style>
    <style:style style:name="P21" style:family="paragraph" style:parent-style-name="Standard" style:list-style-name="L1">
      <style:paragraph-properties style:line-height-at-least="0.503cm"/>
      <style:text-properties fo:font-size="12pt" officeooo:rsid="00247abe" officeooo:paragraph-rsid="00247abe" style:font-size-asian="12pt" style:font-size-complex="12pt"/>
    </style:style>
    <style:style style:name="P22" style:family="paragraph" style:parent-style-name="Standard" style:list-style-name="L1">
      <style:paragraph-properties style:line-height-at-least="0.503cm"/>
      <style:text-properties fo:font-size="12pt" officeooo:paragraph-rsid="00247abe" style:font-size-asian="12pt" style:font-size-complex="12pt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1f3d0f" style:font-size-asian="12pt" style:font-size-complex="12pt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ba62a" officeooo:paragraph-rsid="002ba62a" style:font-size-asian="12pt" style:font-size-complex="12pt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3d0f" officeooo:paragraph-rsid="002ba62a" style:font-size-asian="12pt" style:font-size-complex="12pt"/>
    </style:style>
    <style:style style:name="P26" style:family="paragraph" style:parent-style-name="Standard" style:list-style-name="L1">
      <style:paragraph-properties style:line-height-at-least="0.503cm"/>
      <style:text-properties fo:font-variant="normal" fo:text-transform="none" fo:color="#222222" loext:opacity="100%" style:font-name="Verdana" fo:font-size="12pt" fo:letter-spacing="normal" fo:font-style="normal" fo:font-weight="normal" officeooo:rsid="002541a8" officeooo:paragraph-rsid="002541a8" style:font-size-asian="12pt" style:font-size-complex="12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3282d" loext:opacity="100%" style:font-name="Menlo" fo:font-size="10.5pt" fo:letter-spacing="normal" fo:font-style="normal" fo:font-weight="normal" officeooo:rsid="002ba62a" officeooo:paragraph-rsid="002ba62a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3282d" loext:opacity="100%" style:font-name="Menlo" fo:font-size="10.5pt" fo:letter-spacing="normal" fo:font-style="normal" fo:font-weight="normal" officeooo:paragraph-rsid="002ba62a"/>
    </style:style>
    <style:style style:name="P29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066302" officeooo:paragraph-rsid="002ba62a"/>
    </style:style>
    <style:style style:name="P30" style:family="paragraph" style:parent-style-name="Standard">
      <style:text-properties officeooo:rsid="00066302" officeooo:paragraph-rsid="002ba62a"/>
    </style:style>
    <style:style style:name="P31" style:family="paragraph" style:parent-style-name="Standard">
      <style:text-properties officeooo:paragraph-rsid="002ba62a"/>
    </style:style>
    <style:style style:name="T1" style:family="text">
      <style:text-properties officeooo:rsid="001cc094"/>
    </style:style>
    <style:style style:name="T2" style:family="text">
      <style:text-properties officeooo:rsid="001ea24b"/>
    </style:style>
    <style:style style:name="T3" style:family="text">
      <style:text-properties officeooo:rsid="00192641"/>
    </style:style>
    <style:style style:name="T4" style:family="text">
      <style:text-properties officeooo:rsid="001f2f70"/>
    </style:style>
    <style:style style:name="T5" style:family="text">
      <style:text-properties officeooo:rsid="001f3d0f"/>
    </style:style>
    <style:style style:name="T6" style:family="text">
      <style:text-properties officeooo:rsid="001f6114"/>
    </style:style>
    <style:style style:name="T7" style:family="text">
      <style:text-properties officeooo:rsid="001fcf6f"/>
    </style:style>
    <style:style style:name="T8" style:family="text">
      <style:text-properties officeooo:rsid="0021442f"/>
    </style:style>
    <style:style style:name="T9" style:family="text">
      <style:text-properties officeooo:rsid="0021841f"/>
    </style:style>
    <style:style style:name="T10" style:family="text">
      <style:text-properties officeooo:rsid="0023715f"/>
    </style:style>
    <style:style style:name="T11" style:family="text">
      <style:text-properties officeooo:rsid="00247abe"/>
    </style:style>
    <style:style style:name="T12" style:family="text">
      <style:text-properties fo:font-variant="normal" fo:text-transform="none" fo:color="#222222" loext:opacity="100%" style:font-name="Verdana" fo:letter-spacing="normal" fo:font-style="normal" fo:font-weight="normal"/>
    </style:style>
    <style:style style:name="T13" style:family="text">
      <style:text-properties fo:font-variant="normal" fo:text-transform="none" fo:color="#23282d" loext:opacity="100%" style:font-name="Menlo" fo:font-size="10.5pt" fo:letter-spacing="normal" fo:font-style="normal" fo:font-weight="normal" officeooo:rsid="001eeaea" fo:background-color="#f4f4f4" loext:char-shading-value="0" loext:padding="0cm" loext:border="none"/>
    </style:style>
    <style:style style:name="T14" style:family="text">
      <style:text-properties fo:font-variant="normal" fo:text-transform="none" fo:color="#23282d" loext:opacity="100%" style:font-name="Menlo" fo:font-size="10.5pt" fo:letter-spacing="normal" fo:font-style="normal" fo:font-weight="normal" officeooo:rsid="001f8b8e" fo:background-color="#f4f4f4" loext:char-shading-value="0" loext:padding="0cm" loext:border="none"/>
    </style:style>
    <style:style style:name="T15" style:family="text">
      <style:text-properties officeooo:rsid="002541a8"/>
    </style:style>
    <style:style style:name="T16" style:family="text">
      <style:text-properties officeooo:rsid="002597f8"/>
    </style:style>
    <style:style style:name="T17" style:family="text">
      <style:text-properties officeooo:rsid="0026b8b8"/>
    </style:style>
    <style:style style:name="T18" style:family="text">
      <style:text-properties officeooo:rsid="00287bb3"/>
    </style:style>
    <style:style style:name="T19" style:family="text">
      <style:text-properties officeooo:rsid="002986a9"/>
    </style:style>
    <style:style style:name="T20" style:family="text">
      <style:text-properties fo:font-size="12pt" officeooo:rsid="0023715f" style:font-size-asian="12pt" style:font-size-complex="12pt"/>
    </style:style>
    <style:style style:name="T21" style:family="text">
      <style:text-properties fo:font-size="12pt" officeooo:rsid="001f2f70" style:font-size-asian="12pt" style:font-size-complex="12pt"/>
    </style:style>
    <style:style style:name="T22" style:family="text">
      <style:text-properties fo:font-size="12pt" officeooo:rsid="0021841f" style:font-size-asian="12pt" style:font-size-complex="12pt"/>
    </style:style>
    <style:style style:name="T23" style:family="text">
      <style:text-properties fo:font-size="12pt" officeooo:rsid="002b2884" style:font-size-asian="12pt" style:font-size-complex="12pt"/>
    </style:style>
    <style:style style:name="T24" style:family="text">
      <style:text-properties officeooo:rsid="002b2884"/>
    </style:style>
    <style:style style:name="T25" style:family="text">
      <style:text-properties officeooo:rsid="002ba62a"/>
    </style:style>
    <style:style style:name="T26" style:family="text">
      <style:text-properties officeooo:rsid="001acea7"/>
    </style:style>
    <style:style style:name="T27" style:family="text">
      <style:text-properties officeooo:rsid="001f8b8e"/>
    </style:style>
    <style:style style:name="T28" style:family="text">
      <style:text-properties officeooo:rsid="00190110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Menlo" officeooo:rsid="001eeaea" fo:background-color="#f4f4f4" loext:char-shading-value="0" loext:padding="0cm" loext:border="none"/>
    </style:style>
    <style:style style:name="T32" style:family="text">
      <style:text-properties style:font-name="Menlo" officeooo:rsid="001f8b8e" fo:background-color="#f4f4f4" loext:char-shading-value="0" loext:padding="0cm" loext:border="none"/>
    </style:style>
    <style:style style:name="T33" style:family="text">
      <style:text-properties style:font-name="Menlo" fo:background-color="#f4f4f4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Представляю Вашему вниманию «автомобильная сигнализация с функциями удалённого контроля и позиционирования авто». </text:p>
      <text:p text:style-name="P3"><text:s/>Основные возможности: </text:p>
      <text:p text:style-name="P2"><text:span text:style-name="T1">1. Первичные настройки и <text:s/>контроль за параметрами осуществляются при помощи веб интерфейса, в который можно попасть, используя подключение к Точке Доступа (далее ТД) подключившись к точке доступа </text:span>MY_AVTO-WIFI, <text:span text:style-name="T1">возникающей через 20 сек после подключения питания 12VDC </text:span><text:span text:style-name="T2">от автомобильного аккумулятора.</text:span></text:p>
      <text:p text:style-name="P4">2. Основные параметры:</text:p>
      <text:p text:style-name="P4"><text:tab/>а) Напряжение аккумулятора, по которому косвенно и сильно не точно можно судить <text:tab/>о заряде аккумулятора</text:p>
      <text:p text:style-name="P4"><text:tab/>б) <text:s/><text:span text:style-name="T5">Т</text:span>емпература в салоне, температура двигателя. </text:p>
      <text:p text:style-name="P4"><text:tab/>в) <text:span text:style-name="T5">К</text:span>оординаты GPS авто (необходимо около 10 мин для «холодного старта» при <text:tab/><text:tab/> <text:s text:c="3"/>первом запуске устройства)</text:p>
      <text:p text:style-name="P4"><text:tab/>г) Состояние датчика вибрации (возможно использование вместо него датчика <text:tab/><text:tab/> <text:s text:c="2"/>Холла, герконов, конечных выключателей и т. д., допускается множество <text:tab/> <text:s/><text:tab/><text:tab/> <text:s text:c="3"/>параллельно соединённых датчиков с NO контактами, с замыканием контактов при <text:tab/> <text:s text:c="3"/>срабатывании).</text:p>
      <text:p text:style-name="P4"><text:tab/>д) Состояние инфракрасного датчика присутствия <text:s/><text:span text:style-name="T3">SR505, с задержкой </text:span>замкнутых <text:tab/><text:tab/>контактов <text:span text:style-name="T2">при срабатывании </text:span>на <text:span text:style-name="T3"><text:s/>10 се</text:span><text:span text:style-name="T2">к., </text:span>для инвертирования сигнала, по требованиям <text:s/><text:tab/>правильной <text:tab/>логики работы устройства, применен обычный маломощный NPN <text:tab/>транзистор, см. схему. Параллельно допускается использование других датчиков с NO <text:tab/>контактами, с замыканием контактов при срабатывании).</text:p>
      <text:p text:style-name="P4"><text:tab/>е) Состояние двух реле для контроля авто дистанционно. Первое рекомендуется <text:tab/>применять для аварийной остановки авто, разрывая любые важные для <text:tab/>функционирования цепи: бензонасос, управление меткой электронного ключа, цепи <text:tab/>шины CAN и т. д. Контакты второго реле рекомендуется подключить к <text:tab/>автомобильному клаксону, время работы = 1 мин, с автоматической остановкой. </text:p>
      <text:p text:style-name="P5"><text:tab/>ж) <text:span text:style-name="T5">Включатель работы GPS, модема GPRS. </text:span></text:p>
      <text:p text:style-name="P5"><text:tab/><text:span text:style-name="T5">з) Изменение пароля ТД </text:span></text:p>
      <text:p text:style-name="P5"><text:tab/><text:span text:style-name="T5">и) Изменение периода работы модема, это время паузы между выходами модема на <text:tab/> <text:s text:c="4"/>связь. </text:span></text:p>
      <text:p text:style-name="P5"><text:tab/><text:span text:style-name="T5">к) Настройка apn sim карты для успешного соединения с сетью Internet. </text:span></text:p>
      <text:p text:style-name="P7">Каждое действие в меню обязано завершаться кликом на «Перегрузить устройство с сохранением». </text:p>
      <text:p text:style-name="P23"><text:span text:style-name="T4"><text:s/></text:span><text:span text:style-name="T24"><text:s/></text:span><text:span text:style-name="T5">Пользователь обязан вставить свои параметры </text:span><text:span text:style-name="T24">аккаунта Blynk </text:span><text:span text:style-name="T5">в код самостоятельно, </text:span><text:span text:style-name="T25">в WEB интерфейсе Устройства, после первого запуска, </text:span><text:span text:style-name="T5">выбрав </text:span><text:span text:style-name="T6">в Blynk при создании устр</text:span><text:span text:style-name="T24">о</text:span><text:span text:style-name="T6">йства: «ESP32» и способ соединения: GSM. </text:span></text:p>
      <text:p text:style-name="P24"><text:tab/><text:span text:style-name="T30">Прошивка контроллера:</text:span></text:p>
      <text:p text:style-name="P24">Загружаем файл carAlarmCompilledesp32Wroom.bin, </text:p>
      <text:p text:style-name="P30"><text:span text:style-name="T25">Под windows прошивка</text:span> осуществляется путём загрузки при помощи приложения <text:s/>Flash Download Tool: параметры после запуска: ESP32, development. <text:s/>После этого необходимо указать COM port контроллера, указать путь к файлу <text:span text:style-name="Source_20_Text"><text:span text:style-name="T13">carAlarmCompilledesp32Wroom.</text:span></text:span><text:span text:style-name="Source_20_Text"><text:span text:style-name="T14">bin </text:span></text:span>и проставить галочку в 1 поле слева от пути указанной прошивки, в поле справа указать адрес 0x0000.</text:p>
      <text:p text:style-name="P30"><text:s/><text:span text:style-name="T27">Если Вы настоящий владелец своей системы, а не временно арендуете её у корпорации с разрешением использования (читай условия Соглашения OC Windows), </text:span><text:span text:style-name="T25">то:</text:span></text:p>
      <text:p text:style-name="P29">sudo apt-get update</text:p>
      <text:p text:style-name="P30"><text:span text:style-name="T28">sudo apt insta ll esptool</text:span></text:p>
      <text:p text:style-name="P31">sudo usermod -a -G dialout <text:span text:style-name="T26">Put_HERE_your_</text:span>username<text:span text:style-name="T26">_in_system</text:span></text:p>
      <text:p text:style-name="P31">sudo chown $USER:$USER /dev/ttyUSB0</text:p>
      <text:p text:style-name="P28">dmesg | grep tty <text:s text:c="3"/>- <text:span text:style-name="T26">показать нужный порт после подключения esp32dev</text:span></text:p>
      <text:p text:style-name="P27"><text:soft-page-break/>сама прошивка: заходим в папку с файлом <text:s/><text:span text:style-name="Source_20_Text"><text:span text:style-name="T31">carAlarmCompilledesp32Wroom.</text:span></text:span><text:span text:style-name="Source_20_Text"><text:span text:style-name="T32">bin, </text:span></text:span></text:p>
      <text:p text:style-name="P27"><text:span text:style-name="Source_20_Text"><text:span text:style-name="T33">открываем в этой папке консоль и в неё вводим: </text:span></text:span></text:p>
      <text:p text:style-name="P20"><text:span text:style-name="Source_20_Text"><text:span text:style-name="T31">esptool -p /dev/ttyUSB0 -b 460800 write_flash 0x000000 carAlarmCompilledesp32Wroom.bin</text:span></text:span></text:p>
      <text:p text:style-name="P25"><text:s text:c="2"/></text:p>
      <text:p text:style-name="P25"><text:span text:style-name="T30"><text:s text:c="2"/>Логика работы устройства следующая</text:span>: при подаче питания впервые, начинает через 20 секунд работать ТД <text:span text:style-name="T24">wifi по адресу 192.168.4.1 <text:s/></text:span>После окончания необходимых настроек, пользователь нажимает «Перегрузить устройство с сохранением». </text:p>
      <text:p text:style-name="P8">После этого включается <text:span text:style-name="T24">wifi ТД </text:span>единственный раз на 2 минуты, - первый запуск после любого Reboot, с Вашим паролем, сохранённым в контроллере после ввода пользователем. </text:p>
      <text:p text:style-name="P8"><text:s/>Через 2 мин wifi отключается и запускается модем. </text:p>
      <text:p text:style-name="P8"/>
      <text:p text:style-name="P8"><text:s text:c="2"/>Далее вся работа с сигнализацией ведётся через великолепное приложение Blynk, разработанный <text:s/>украинскими гениями. </text:p>
      <text:p text:style-name="P8"><text:s/>Мне удалось на бесплатном аккаунте добиться вывода полученных дистанционно координат на карте в браузере, по клику, во всём инете не встречал подобного, одни вопли о 100$ за такую возможность на платном аккаунте.</text:p>
      <text:p text:style-name="P8"><text:s/>После подключения к Blynk и успешного соединения модема <text:span text:style-name="T7">с </text:span>облачным сервисом, <text:span text:style-name="T7">в меню Blynk появляются данные. Имеется возможность управления дистанционно. </text:span></text:p>
      <text:p text:style-name="P8"><text:s/><text:span text:style-name="T7">После успешной передачи данных контроллер и вся система уходят в глубокий сон, с энергопотреблением в районе <text:s/>2 микроампера. Для сравнения, обычная сигнализация без доступа по сети интернет, в стерегущем режиме потребляет около 25mA, на три порядка (!) больше. </text:span></text:p>
      <text:p text:style-name="P8"><text:s/><text:span text:style-name="T7">Время выхода на связь можно задать и из меню Blynk. Рекомендуется 30 — 180 минут. </text:span></text:p>
      <text:p text:style-name="P10">В режиме «коннект каждые 30 минут» не удалось выйти за лимит 30000 сообщений бесплатного аккаунта blynk <text:span text:style-name="T8">в месяц. Не рекомендуется устанавливать слишком малый интервал из-за высокого энергопотребления модема и неоправданного расхода батареи авто. </text:span></text:p>
      <text:p text:style-name="P6"><text:s text:c="2"/>Привет <text:s/>тебе, погромист <text:s/>с <text:s/>народным <text:span text:style-name="T8">платным </text:span>проектом "GSM автосигнализация" https://www.drive2.ru/c/593248096910065300/ с двумя(!) контроллерами :) и потреблением 150- <text:span text:style-name="T8">200</text:span>mA постоянно… <text:span text:style-name="T8">На мой взгляд, сигнализация, высаживающая заряд автомобильного аккумулятора за неделю <text:s/>стоянки, — это уже за гранью </text:span><text:span text:style-name="T9">добра и разума</text:span><text:span text:style-name="T8">. <text:s/></text:span></text:p>
      <text:p text:style-name="P6"><text:s/><text:span text:style-name="T8">Не забыты и странные жители тоталитарных стран, с </text:span><text:span text:style-name="T24">присущим этому способу управления людьми </text:span><text:span text:style-name="T9">тотальным </text:span><text:span text:style-name="T8">воровством </text:span><text:span text:style-name="T9">у ближнего</text:span><text:span text:style-name="T8"> и, </text:span><text:span text:style-name="T9">как следствие, </text:span><text:span text:style-name="T8">наличием дополнительной сигнализации в каждом</text:span><text:span text:style-name="T9">(!)</text:span><text:span text:style-name="T8"> авто. Поэтому </text:span><text:span text:style-name="T9">предусмотрен </text:span><text:span text:style-name="T8">а</text:span><text:span text:style-name="T7">варийный выход из режима сна и выход на связь — при аларме, вызванном срабатыванием любого из сенсоров. </text:span><text:span text:style-name="T8">При этом каждые 30 сек </text:span><text:span text:style-name="T9">в течении 2-х минут </text:span><text:span text:style-name="T8">высылаются <text:s/>параметры, связанные с охраной авто. </text:span><text:span text:style-name="T15">Включа</text:span><text:span text:style-name="T24">е</text:span><text:span text:style-name="T15">тся </text:span><text:span text:style-name="T24">извещение об </text:span><text:span text:style-name="T15">аларм</text:span><text:span text:style-name="T24">ах</text:span><text:span text:style-name="T15"> обычной кнопкой при выходе из авто. И я и супруга за ненадобностью такой опции, регулярно забываем о кнопке, да оно и не надо в нормальных странах совершенно… А вот </text:span><text:span text:style-name="T16">точка на карте,</text:span><text:span text:style-name="T15"> где оставили авто при путешествиях — просто бесценная информация. Вспоминаю, как мы </text:span><text:span text:style-name="T16">осенью</text:span><text:span text:style-name="T15"> искали час авто </text:span><text:span text:style-name="T16">без GPS датчика </text:span><text:span text:style-name="T15">в </text:span><text:span text:style-name="T24">прекрасной </text:span><text:span text:style-name="T15"><text:s/>Праге </text:span><text:span text:style-name="T24">во время путешествия</text:span><text:span text:style-name="T15">… :)</text:span></text:p>
      <text:p text:style-name="P10"><text:s/><text:span text:style-name="T8">Уведомления о событиях элементарно настраиваются в Blynk, раздел «автоматизация», <text:s/>начиная </text:span><text:span text:style-name="T16">с</text:span><text:span text:style-name="T8">о звуково</text:span><text:span text:style-name="T16">го</text:span><text:span text:style-name="T8"> сигнал</text:span><text:span text:style-name="T16">а </text:span><text:span text:style-name="T8">в режиме реального времени о событии и заканчивая посылкой сообщения на e-mail. </text:span></text:p>
      <text:p text:style-name="P11"><text:s/><text:span text:style-name="T8">Предложения по усовершенствованию кода, улучшениях в логике работы, благодарностях — приветствуются. </text:span></text:p>
      <text:p text:style-name="P11"><text:span text:style-name="T8">Dis</text:span><text:span text:style-name="T9">c</text:span><text:span text:style-name="T8">laymer: <text:s/></text:span><text:span text:style-name="T9">код и схема устройства предоставляются под свободной лицензией и любые претензии к Автору по поводу убытков и неудобств, вызванных попытками изготовления и <text:s/>использования данного устройства, являются юридически несостоятельными. Автор снимает с себя всякую ответственность за возможные неудобства, материальные убытки и последствия из-за использования продуктов его интеллектуального труда. Ссылка на код, </text:span><text:soft-page-break/><text:span text:style-name="T9">чертежи, промышленное изготовление Устройства возможны <text:s/>только на условиях <text:s/>упоминания </text:span><text:span text:style-name="T10">моего </text:span><text:span text:style-name="T9">авторства. </text:span><text:span text:style-name="T10">Искренне Ваш, Олег Филатов. </text:span></text:p>
      <text:p text:style-name="P11"><text:s text:c="34"/></text:p>
      <text:p text:style-name="P4"><text:s/></text:p>
      <text:p text:style-name="P12">Список использованных устройств: </text:p>
      <text:p text:style-name="P12">1. контроллер esp32 Wroom — 1шт. (примерная стоимость 4 Euro</text:p>
      <text:p text:style-name="P12">2. DC-DC преобразователь 12VDC- 5VDC, 2A, примерная стоимость 1 Euro</text:p>
      <text:p text:style-name="P13">3. <text:s/><text:span text:style-name="T2">модем SIM800C, </text:span><text:span text:style-name="T18">выбирайте с питанием 5V только!! И TTL согласованием Rx Tx на плате, <text:s/></text:span><text:span text:style-name="T10">примерная стоимость 3.5 </text:span>Euro</text:p>
      <text:p text:style-name="P19"><text:span text:style-name="T20">4. GPS модуль </text:span>GPS_ATGM336<text:span text:style-name="T20"> </text:span><text:span text:style-name="T21"><text:s/></text:span><text:span text:style-name="T20">3.5 </text:span><text:span text:style-name="T22">Euro, </text:span><text:span text:style-name="T23">возможно использование </text:span><text:span text:style-name="T21">Neo-6MV2, </text:span><text:span text:style-name="T23">со сменой библиотеки в коде. Мне второй не понравился тем, <text:s/>что сгорел на 5V, хотя в спецификации было указано: 3.3 -5V. </text:span></text:p>
      <text:p text:style-name="P14">5. Датчик инфракрасный <text:s/><text:span text:style-name="T3">SR505, </text:span>1 <text:span text:style-name="T9">Euro</text:span></text:p>
      <text:p text:style-name="P14">6. Выключатель алармов, 1 <text:span text:style-name="T9">Euro</text:span></text:p>
      <text:p text:style-name="P15">7. транзистор npn 2N4401, либо любой другой, маломощный NPN транзистор <text:span text:style-name="T11">0.5 </text:span><text:span text:style-name="T9">Euro</text:span></text:p>
      <text:p text:style-name="P15">8. 2 транзистора MOSFET IRLB8743, либо другие, надёжно открывающиеся от напряжения выше 2.5VDC (напряжение порта используемого контроллера 3.5VDC) и ток не менее 5A.,</text:p>
      <text:p text:style-name="P16">- 2 Euro</text:p>
      <text:p text:style-name="P16">9. Резисторы номиналов: 10k — 4шт, 1к -1 шт, 1M — 1 шт, 220К — 1 шт. = 0.5 <text:span text:style-name="T9">Euro</text:span></text:p>
      <text:p text:style-name="P16">10. Реле для Ардуино, 5В — 2 шт, <text:span text:style-name="T19">Level HIGH, </text:span><text:s/>2 <text:span text:style-name="T9">Euro</text:span></text:p>
      <text:p text:style-name="P16">11. Датчики DS18B20, Dallas, гильзованные — 2 шт, 2 <text:span text:style-name="T9">Euro</text:span></text:p>
      <text:p text:style-name="P16">12. Геркон с магнитом, 1 шт. — 1E.</text:p>
      <text:p text:style-name="P16">Итого: примерно 20 Евро за автосигнализацию с интернет доступом. </text:p>
      <text:p text:style-name="P1"><text:span text:style-name="T2"><text:s/></text:span><text:span text:style-name="T11">Для сравнения: средняя сигнализация для авто, с локальным управлением, стоит около 100Euro, с GSM модулем- от 200Euro. Минус удовольствие от творчества… :). </text:span></text:p>
      <text:p text:style-name="P1"/>
      <text:list text:style-name="L1">
        <text:list-item>
          <text:p text:style-name="P21">Лайфхак от меня. Прикупить esim sim карту, самую простую, даже с ограничением на установку только 2-х профилей, например: 5ber, либо <text:span text:style-name="T24">универсальную на 15 профилей </text:span>9esim. </text:p>
          <text:p text:style-name="P22"><text:span text:style-name="T11">Находим контору, дающую esim прямо при регистрации, например </text:span>Better<text:span text:style-name="T12">roaming </text:span></text:p>
        </text:list-item>
        <text:list-item>
          <text:p text:style-name="P26">Оплачиваем профиль «Europe Global» за пару евро на год, 1Гб трафика. </text:p>
        </text:list-item>
        <text:list-item>
          <text:p text:style-name="P26">Вставляем в модем, прописываем apn- всё, за символические средства мы видим авто в любой точке Европы целый год. Можно вообще не экономить батарею и настроить систему работать без отключений и сна. Но это уже путь мазохиста- экспериментатора. Алло, мы ищем таланты <text:span text:style-name="T17">и отзывы от них</text:span>! </text:p>
        </text:list-item>
      </text:list>
      <text:p text:style-name="P17"/>
      <text:p text:style-name="P17">Тарифы, к примеру: <text:s/>esim <text:s/>от <text:s/>bnesim на сегодня. Роскошно же. </text:p>
      <text:p text:style-name="P17"/>
      <text:p text:style-name="P17">Surf 1GB in Europe</text:p>
      <text:p text:style-name="P18">1GB</text:p>
      <text:p text:style-name="P18"><text:span text:style-name="T17">Validity: </text:span>∞</text:p>
      <text:p text:style-name="P18">No expiry</text:p>
      <text:p text:style-name="P18">$2.28</text:p>
      <text:p text:style-name="P18">(€2.10)</text:p>
      <text:p text:style-name="P17"/>
      <text:p text:style-name="P9"><text:s text:c="4"/>Дарю код бесплатно, принимаю благодарности в евро на счёт <text:span text:style-name="T7">с реквизитами </text:span>IBAN:</text:p>
      <text:p text:style-name="P9"><text:tab/> BE95 9741 1406 6858, Oleg Filatov. Bank ID code: PESOBEB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, Tahoma, Arial, 'Trebuchet MS', sans-serif, Georgia, Courier, 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09:00.527957949</meta:creation-date>
    <dc:date>2025-03-20T21:22:10.029551599</dc:date>
    <meta:editing-duration>PT53M21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74" meta:word-count="1214" meta:character-count="8838" meta:non-whitespace-character-count="7501"/>
  </office:meta>
</office:document-meta>
</file>